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62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T1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கதை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மொத்தம்</text:p>
          </table:table-cell>
          <table:table-cell table:formula="of:=SUM([.B$1:.B$1048576])" office:value-type="float" office:value="67" calcext:value-type="float">
            <text:p>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ஆங்கில கதை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ட்டுரை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ஆங்கில தன் உதவி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pan text:style-name="T1">ஆங்கில </text:span>கட்டுரை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பா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date-style style:name="N121" number:title="User-defined">
      <number:day number:style="long"/>
      <number:text> </number:text>
      <number:month number:textual="true"/>
      <number:text> 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7">00/00/0000</text:date>, <text:time style:data-style-name="N2" text:time-value="14:09:11.4475272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14T14:58:05.608774053</meta:creation-date>
    <meta:generator>LibreOffice/7.1.0.3$Linux_X86_64 LibreOffice_project/10$Build-3</meta:generator>
    <dc:date>2021-02-07T14:09:19.740137303</dc:date>
    <meta:editing-duration>PT45M48S</meta:editing-duration>
    <meta:editing-cycles>21</meta:editing-cycles>
    <meta:document-statistic meta:table-count="1" meta:cell-count="14" meta:object-count="0"/>
  </office:meta>
</office:document-meta>
</file>